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252000002326C4833C85957D37A.png" manifest:media-type="image/png"/>
  <manifest:file-entry manifest:full-path="Object 3/Pictures/2000003900003D5200003A00FD0720BAFFBCF54D.svm" manifest:media-type="image/x-svm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25200000232BA455F2C2BC36E77.png" manifest:media-type="image/png"/>
  <manifest:file-entry manifest:full-path="Object 1/Pictures/2000003900003D45000039FFC334262E894B5E17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1C8000000B5D46FA60A0DD666E0.png" manifest:media-type="image/png"/>
  <manifest:file-entry manifest:full-path="Object 2/Pictures/2000003900002EFA0000129E0854D6276C8096BD.svm" manifest:media-type="image/x-svm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63cm"/>
    </style:style>
    <style:style style:name="co3" style:family="table-column">
      <style:table-column-properties fo:break-before="auto" style:column-width="4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60min" table:style-name="ta1">
        <table:shapes>
          <draw:frame draw:z-index="0" draw:style-name="gr1" draw:text-style-name="P1" svg:width="16.288cm" svg:height="13.145cm" svg:x="17.021cm" svg:y="0.478cm">
            <draw:object draw:notify-on-update-of-ranges="60min.E2:60min.G2 60min.A4:60min.A4 60min.B8:60min.D8 60min.A5:60min.A5 60min.B4:60min.D4 60min.A6:60min.A6 60min.B7:60min.D7 60min.B1:60min.B1 60min.B8:60min.D8 60min.E8:60min.G8 60min.E4:60min.G4 60min.E7:60min.G7 60min.E1:60min.E1 60min.E8:60min.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row table:style-name="ro1">
          <table:table-cell table:style-name="ce1"/>
          <table:table-cell table:style-name="ce2" office:value-type="string" calcext:value-type="string">
            <text:p>scikitmobility</text:p>
          </table:table-cell>
          <table:table-cell table:style-name="ce1" table:number-columns-repeated="2"/>
          <table:table-cell table:style-name="ce2" office:value-type="string" calcext:value-type="string">
            <text:p>primault</text:p>
          </table:table-cell>
          <table:table-cell table:style-name="ce1" table:number-columns-repeated="2"/>
          <table:table-cell table:style-name="ce5" table:number-columns-repeated="2"/>
          <table:table-cell table:style-name="ce4" table:number-columns-repeated="5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60 min 50 m</text:p>
          </table:table-cell>
          <table:table-cell table:style-name="ce2" office:value-type="string" calcext:value-type="string">
            <text:p>60 min 100 m</text:p>
          </table:table-cell>
          <table:table-cell table:style-name="ce2" office:value-type="string" calcext:value-type="string">
            <text:p>60 min 500 m</text:p>
          </table:table-cell>
          <table:table-cell table:style-name="ce2" office:value-type="string" calcext:value-type="string">
            <text:p>60 min 50 m</text:p>
          </table:table-cell>
          <table:table-cell table:style-name="ce2" office:value-type="string" calcext:value-type="string">
            <text:p>60 min 100 m</text:p>
          </table:table-cell>
          <table:table-cell table:style-name="ce2" office:value-type="string" calcext:value-type="string">
            <text:p>60 min 500 m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office:value-type="float" office:value="1036" calcext:value-type="float">
            <text:p>1036</text:p>
          </table:table-cell>
          <table:table-cell table:style-name="ce4" office:value-type="float" office:value="1188" calcext:value-type="float">
            <text:p>1188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1032" calcext:value-type="float">
            <text:p>1032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1er quartile</text:p>
          </table:table-cell>
          <table:table-cell table:style-name="ce4" office:value-type="float" office:value="5.75" calcext:value-type="float">
            <text:p>5,7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.75" calcext:value-type="float">
            <text:p>3,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3e quartile</text:p>
          </table:table-cell>
          <table:table-cell table:style-name="ce4" office:value-type="float" office:value="31.25" calcext:value-type="float">
            <text:p>31,25</text:p>
          </table:table-cell>
          <table:table-cell table:style-name="ce4" office:value-type="float" office:value="36.5" calcext:value-type="float">
            <text:p>36,5</text:p>
          </table:table-cell>
          <table:table-cell table:style-name="ce4" office:value-type="float" office:value="31.25" calcext:value-type="float">
            <text:p>31,2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3.5" calcext:value-type="float">
            <text:p>23,5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94" calcext:value-type="float">
            <text:p>94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2">
          <table:table-cell table:style-name="ce2" office:value-type="string" calcext:value-type="string">
            <text:p>médiane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4" office:value-type="float" office:value="21.58333333" calcext:value-type="float">
            <text:p>21,58333333</text:p>
          </table:table-cell>
          <table:table-cell table:style-name="ce4" office:value-type="float" office:value="24.75" calcext:value-type="float">
            <text:p>24,75</text:p>
          </table:table-cell>
          <table:table-cell table:style-name="ce4" office:value-type="float" office:value="21.66666667" calcext:value-type="float">
            <text:p>21,66666667</text:p>
          </table:table-cell>
          <table:table-cell table:style-name="ce4" office:value-type="float" office:value="11.35416667" calcext:value-type="float">
            <text:p>11,3541666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.5" calcext:value-type="float">
            <text:p>21,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1"/>
          <table:table-cell table:style-name="ce5" table:number-columns-repeated="17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5" calcext:value-type="float">
            <text:p>5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3" calcext:value-type="float">
            <text:p>8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5" calcext:value-type="float">
            <text:p>7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7" calcext:value-type="float">
            <text:p>8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7" calcext:value-type="float">
            <text:p>3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4" calcext:value-type="float">
            <text:p>44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0" calcext:value-type="float">
            <text:p>8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94" calcext:value-type="float">
            <text:p>94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3" calcext:value-type="float">
            <text:p>2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7" calcext:value-type="float">
            <text:p>5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7" calcext:value-type="float">
            <text:p>1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3" calcext:value-type="float">
            <text:p>1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 table:number-rows-repeated="60">
          <table:table-cell table:style-name="ce1"/>
          <table:table-cell table:style-name="ce5" table:number-columns-repeated="17"/>
          <table:table-cell table:number-columns-repeated="14"/>
          <table:table-cell table:style-name="ce5" table:number-columns-repeated="10"/>
        </table:table-row>
        <table:table-row table:style-name="ro1" table:number-rows-repeated="881">
          <table:table-cell table:style-name="ce1"/>
          <table:table-cell table:style-name="ce5" table:number-columns-repeated="41"/>
        </table:table-row>
        <table:table-row table:style-name="ro1" table:number-rows-repeated="1047576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50m" table:style-name="ta1">
        <table:shapes>
          <draw:frame draw:z-index="0" draw:style-name="gr1" draw:text-style-name="P1" svg:width="16.346cm" svg:height="15.462cm" svg:x="16.801cm" svg:y="1.379cm">
            <draw:object draw:notify-on-update-of-ranges="50m.E2:50m.G2 50m.A4:50m.A4 50m.B8:50m.D8 50m.A5:50m.A5 50m.B4:50m.D4 50m.A6:50m.A6 50m.B7:50m.D7 50m.B1:50m.B1 50m.B8:50m.D8 50m.E8:50m.G8 50m.E4:50m.G4 50m.E7:50m.G7 50m.E1:50m.E1 50m.E8:50m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row table:style-name="ro1">
          <table:table-cell table:style-name="ce1"/>
          <table:table-cell table:style-name="ce2" office:value-type="string" calcext:value-type="string">
            <text:p>scikitmobility</text:p>
          </table:table-cell>
          <table:table-cell table:style-name="ce1" table:number-columns-repeated="2"/>
          <table:table-cell table:style-name="ce2" office:value-type="string" calcext:value-type="string">
            <text:p>primault</text:p>
          </table:table-cell>
          <table:table-cell table:style-name="ce1" table:number-columns-repeated="3"/>
          <table:table-cell table:style-name="ce5"/>
          <table:table-cell table:style-name="ce4" table:number-columns-repeated="5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15 min 50 m</text:p>
          </table:table-cell>
          <table:table-cell table:style-name="ce2" office:value-type="string" calcext:value-type="string">
            <text:p>30 min 50 m</text:p>
          </table:table-cell>
          <table:table-cell table:style-name="ce2" office:value-type="string" calcext:value-type="string">
            <text:p>60 min 50 m</text:p>
          </table:table-cell>
          <table:table-cell table:style-name="ce2" office:value-type="string" calcext:value-type="string">
            <text:p>15 min 50 m</text:p>
          </table:table-cell>
          <table:table-cell table:style-name="ce2" office:value-type="string" calcext:value-type="string">
            <text:p>30 min 50 m</text:p>
          </table:table-cell>
          <table:table-cell table:style-name="ce2" office:value-type="string" calcext:value-type="string">
            <text:p>60 min 50 m</text:p>
          </table:table-cell>
          <table:table-cell table:style-name="ce1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SUM([.B11:.B58])" office:value-type="float" office:value="2793" calcext:value-type="float">
            <text:p>2793</text:p>
          </table:table-cell>
          <table:table-cell table:style-name="ce4" table:formula="of:=SUM([.C11:.C58])" office:value-type="float" office:value="1616" calcext:value-type="float">
            <text:p>1616</text:p>
          </table:table-cell>
          <table:table-cell table:style-name="ce4" table:formula="of:=SUM([.D11:.D58])" office:value-type="float" office:value="1036" calcext:value-type="float">
            <text:p>1036</text:p>
          </table:table-cell>
          <table:table-cell table:style-name="ce4" table:formula="of:=SUM([.E11:.E58])" office:value-type="float" office:value="2064" calcext:value-type="float">
            <text:p>2064</text:p>
          </table:table-cell>
          <table:table-cell table:style-name="ce4" table:formula="of:=SUM([.F11:.F58])" office:value-type="float" office:value="986" calcext:value-type="float">
            <text:p>986</text:p>
          </table:table-cell>
          <table:table-cell table:style-name="ce4" table:formula="of:=SUM([.G11:.G58])" office:value-type="float" office:value="545" calcext:value-type="float">
            <text:p>545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4" table:formula="of:=MIN([.B11:.B58])" office:value-type="float" office:value="0" calcext:value-type="float">
            <text:p>0</text:p>
          </table:table-cell>
          <table:table-cell table:style-name="ce4" table:formula="of:=MIN([.C11:.C58])" office:value-type="float" office:value="0" calcext:value-type="float">
            <text:p>0</text:p>
          </table:table-cell>
          <table:table-cell table:style-name="ce4" table:formula="of:=MIN([.D11:.D58])" office:value-type="float" office:value="0" calcext:value-type="float">
            <text:p>0</text:p>
          </table:table-cell>
          <table:table-cell table:style-name="ce4" table:formula="of:=MIN([.E11:.E58])" office:value-type="float" office:value="0" calcext:value-type="float">
            <text:p>0</text:p>
          </table:table-cell>
          <table:table-cell table:style-name="ce4" table:formula="of:=MIN([.F11:.F58])" office:value-type="float" office:value="0" calcext:value-type="float">
            <text:p>0</text:p>
          </table:table-cell>
          <table:table-cell table:style-name="ce4" table:formula="of:=MIN([.G11:.G58])" office:value-type="float" office:value="0" calcext:value-type="float">
            <text:p>0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1er quartile</text:p>
          </table:table-cell>
          <table:table-cell table:style-name="ce4" table:formula="of:=QUARTILE([.B11:.B58];1)" office:value-type="float" office:value="10.75" calcext:value-type="float">
            <text:p>10,75</text:p>
          </table:table-cell>
          <table:table-cell table:style-name="ce4" table:formula="of:=QUARTILE([.C11:.C58];1)" office:value-type="float" office:value="8.75" calcext:value-type="float">
            <text:p>8,75</text:p>
          </table:table-cell>
          <table:table-cell table:style-name="ce4" table:formula="of:=QUARTILE([.D11:.D58];1)" office:value-type="float" office:value="5.75" calcext:value-type="float">
            <text:p>5,75</text:p>
          </table:table-cell>
          <table:table-cell table:style-name="ce4" table:formula="of:=QUARTILE([.E11:.E58];1)" office:value-type="float" office:value="5" calcext:value-type="float">
            <text:p>5</text:p>
          </table:table-cell>
          <table:table-cell table:style-name="ce4" table:formula="of:=QUARTILE([.F11:.F58];1)" office:value-type="float" office:value="3" calcext:value-type="float">
            <text:p>3</text:p>
          </table:table-cell>
          <table:table-cell table:style-name="ce4" table:formula="of:=QUARTILE([.G11:.G58];1)" office:value-type="float" office:value="1" calcext:value-type="float">
            <text:p>1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3e quartile</text:p>
          </table:table-cell>
          <table:table-cell table:style-name="ce4" table:formula="of:=QUARTILE([.B11:.B58];3)" office:value-type="float" office:value="88" calcext:value-type="float">
            <text:p>88</text:p>
          </table:table-cell>
          <table:table-cell table:style-name="ce4" table:formula="of:=QUARTILE([.C11:.C58];3)" office:value-type="float" office:value="42.75" calcext:value-type="float">
            <text:p>42,75</text:p>
          </table:table-cell>
          <table:table-cell table:style-name="ce4" table:formula="of:=QUARTILE([.D11:.D58];3)" office:value-type="float" office:value="31.25" calcext:value-type="float">
            <text:p>31,25</text:p>
          </table:table-cell>
          <table:table-cell table:style-name="ce4" table:formula="of:=QUARTILE([.E11:.E58];3)" office:value-type="float" office:value="60.25" calcext:value-type="float">
            <text:p>60,25</text:p>
          </table:table-cell>
          <table:table-cell table:style-name="ce4" table:formula="of:=QUARTILE([.F11:.F58];3)" office:value-type="float" office:value="33.25" calcext:value-type="float">
            <text:p>33,25</text:p>
          </table:table-cell>
          <table:table-cell table:style-name="ce4" table:formula="of:=QUARTILE([.G11:.G58];3)" office:value-type="float" office:value="18" calcext:value-type="float">
            <text:p>18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4" table:formula="of:=MAX([.B11:.B58])" office:value-type="float" office:value="260" calcext:value-type="float">
            <text:p>260</text:p>
          </table:table-cell>
          <table:table-cell table:style-name="ce4" table:formula="of:=MAX([.C11:.C58])" office:value-type="float" office:value="123" calcext:value-type="float">
            <text:p>123</text:p>
          </table:table-cell>
          <table:table-cell table:style-name="ce4" table:formula="of:=MAX([.D11:.D58])" office:value-type="float" office:value="78" calcext:value-type="float">
            <text:p>78</text:p>
          </table:table-cell>
          <table:table-cell table:style-name="ce4" table:formula="of:=MAX([.E11:.E58])" office:value-type="float" office:value="207" calcext:value-type="float">
            <text:p>207</text:p>
          </table:table-cell>
          <table:table-cell table:style-name="ce4" table:formula="of:=MAX([.F11:.F58])" office:value-type="float" office:value="92" calcext:value-type="float">
            <text:p>92</text:p>
          </table:table-cell>
          <table:table-cell table:style-name="ce4" table:formula="of:=MAX([.G11:.G58])" office:value-type="float" office:value="53" calcext:value-type="float">
            <text:p>53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2">
          <table:table-cell table:style-name="ce2" office:value-type="string" calcext:value-type="string">
            <text:p>médiane</text:p>
          </table:table-cell>
          <table:table-cell table:style-name="ce4" table:formula="of:=QUARTILE([.B11:.B58];2)" office:value-type="float" office:value="32.5" calcext:value-type="float">
            <text:p>32,5</text:p>
          </table:table-cell>
          <table:table-cell table:style-name="ce4" table:formula="of:=QUARTILE([.C11:.C58];2)" office:value-type="float" office:value="22" calcext:value-type="float">
            <text:p>22</text:p>
          </table:table-cell>
          <table:table-cell table:style-name="ce4" table:formula="of:=QUARTILE([.D11:.D58];2)" office:value-type="float" office:value="13.5" calcext:value-type="float">
            <text:p>13,5</text:p>
          </table:table-cell>
          <table:table-cell table:style-name="ce4" table:formula="of:=QUARTILE([.E11:.E58];2)" office:value-type="float" office:value="27" calcext:value-type="float">
            <text:p>27</text:p>
          </table:table-cell>
          <table:table-cell table:style-name="ce4" table:formula="of:=QUARTILE([.F11:.F58];2)" office:value-type="float" office:value="14" calcext:value-type="float">
            <text:p>14</text:p>
          </table:table-cell>
          <table:table-cell table:style-name="ce4" table:formula="of:=QUARTILE([.G11:.G58];2)" office:value-type="float" office:value="6" calcext:value-type="float">
            <text:p>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4" table:formula="of:=AVERAGE([.B11:.B58])" office:value-type="float" office:value="58.1875" calcext:value-type="float">
            <text:p>58,1875</text:p>
          </table:table-cell>
          <table:table-cell table:style-name="ce4" table:formula="of:=AVERAGE([.C11:.C58])" office:value-type="float" office:value="33.6666666666667" calcext:value-type="float">
            <text:p>33,6666666666667</text:p>
          </table:table-cell>
          <table:table-cell table:style-name="ce4" table:formula="of:=AVERAGE([.D11:.D58])" office:value-type="float" office:value="21.5833333333333" calcext:value-type="float">
            <text:p>21,5833333333333</text:p>
          </table:table-cell>
          <table:table-cell table:style-name="ce4" table:formula="of:=AVERAGE([.E11:.E58])" office:value-type="float" office:value="43" calcext:value-type="float">
            <text:p>43</text:p>
          </table:table-cell>
          <table:table-cell table:style-name="ce4" table:formula="of:=AVERAGE([.F11:.F58])" office:value-type="float" office:value="20.5416666666667" calcext:value-type="float">
            <text:p>20,5416666666667</text:p>
          </table:table-cell>
          <table:table-cell table:style-name="ce4" table:formula="of:=AVERAGE([.G11:.G58])" office:value-type="float" office:value="11.3541666666667" calcext:value-type="float">
            <text:p>11,354166666666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1"/>
          <table:table-cell table:style-name="ce4" table:number-columns-repeated="2"/>
          <table:table-cell table:style-name="ce5" table:number-columns-repeated="15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6" calcext:value-type="float">
            <text:p>2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" calcext:value-type="float">
            <text:p>2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9" calcext:value-type="float">
            <text:p>1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7" calcext:value-type="float">
            <text:p>3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" calcext:value-type="float">
            <text:p>2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7" calcext:value-type="float">
            <text:p>1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6" calcext:value-type="float">
            <text:p>1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8" calcext:value-type="float">
            <text:p>1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53" calcext:value-type="float">
            <text:p>5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8" calcext:value-type="float">
            <text:p>3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1"/>
          <table:table-cell table:style-name="ce4" table:number-columns-repeated="2"/>
          <table:table-cell table:style-name="ce5" table:number-columns-repeated="15"/>
          <table:table-cell table:number-columns-repeated="14"/>
          <table:table-cell table:style-name="ce5" table:number-columns-repeated="10"/>
        </table:table-row>
        <table:table-row table:style-name="ro1" table:number-rows-repeated="59">
          <table:table-cell table:style-name="ce1"/>
          <table:table-cell table:style-name="ce5" table:number-columns-repeated="17"/>
          <table:table-cell table:number-columns-repeated="14"/>
          <table:table-cell table:style-name="ce5" table:number-columns-repeated="10"/>
        </table:table-row>
        <table:table-row table:style-name="ro1" table:number-rows-repeated="881">
          <table:table-cell table:style-name="ce1"/>
          <table:table-cell table:style-name="ce5" table:number-columns-repeated="41"/>
        </table:table-row>
        <table:table-row table:style-name="ro1" table:number-rows-repeated="1047576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15min" table:style-name="ta1">
        <table:shapes>
          <draw:frame draw:z-index="0" draw:style-name="gr1" draw:text-style-name="P1" svg:width="16.346cm" svg:height="15.462cm" svg:x="16.801cm" svg:y="1.379cm">
            <draw:object draw:notify-on-update-of-ranges="15min.E2:15min.G2 15min.A4:15min.A4 15min.B8:15min.D8 15min.A5:15min.A5 15min.B4:15min.D4 15min.A6:15min.A6 15min.B7:15min.D7 15min.B1:15min.B1 15min.B8:15min.D8 15min.E8:15min.G8 15min.E4:15min.G4 15min.E7:15min.G7 15min.E1:15min.E1 15min.E8:15min.G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row table:style-name="ro1">
          <table:table-cell table:style-name="ce1"/>
          <table:table-cell table:style-name="ce2" office:value-type="string" calcext:value-type="string">
            <text:p>scikitmobility</text:p>
          </table:table-cell>
          <table:table-cell table:style-name="ce1" table:number-columns-repeated="2"/>
          <table:table-cell table:style-name="ce2" office:value-type="string" calcext:value-type="string">
            <text:p>primault</text:p>
          </table:table-cell>
          <table:table-cell table:style-name="ce1" table:number-columns-repeated="3"/>
          <table:table-cell table:style-name="ce5"/>
          <table:table-cell table:style-name="ce4" table:number-columns-repeated="5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15 min 50 m</text:p>
          </table:table-cell>
          <table:table-cell table:style-name="ce2" office:value-type="string" calcext:value-type="string">
            <text:p>15 min 200 m</text:p>
          </table:table-cell>
          <table:table-cell table:style-name="ce2" office:value-type="string" calcext:value-type="string">
            <text:p>15 min 500 m</text:p>
          </table:table-cell>
          <table:table-cell table:style-name="ce2" office:value-type="string" calcext:value-type="string">
            <text:p>15 min 50 m</text:p>
          </table:table-cell>
          <table:table-cell table:style-name="ce2" office:value-type="string" calcext:value-type="string">
            <text:p>15 min 200 m</text:p>
          </table:table-cell>
          <table:table-cell table:style-name="ce2" office:value-type="string" calcext:value-type="string">
            <text:p>15 min 500 m</text:p>
          </table:table-cell>
          <table:table-cell table:style-name="ce1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SUM([.B11:.B58])" office:value-type="float" office:value="2793" calcext:value-type="float">
            <text:p>2793</text:p>
          </table:table-cell>
          <table:table-cell table:style-name="ce4" table:formula="of:=SUM([.C11:.C58])" office:value-type="float" office:value="2859" calcext:value-type="float">
            <text:p>2859</text:p>
          </table:table-cell>
          <table:table-cell table:style-name="ce4" table:formula="of:=SUM([.D11:.D58])" office:value-type="float" office:value="1522" calcext:value-type="float">
            <text:p>1522</text:p>
          </table:table-cell>
          <table:table-cell table:style-name="ce4" table:formula="of:=SUM([.E11:.E58])" office:value-type="float" office:value="2064" calcext:value-type="float">
            <text:p>2064</text:p>
          </table:table-cell>
          <table:table-cell table:style-name="ce4" table:formula="of:=SUM([.F11:.F58])" office:value-type="float" office:value="3123" calcext:value-type="float">
            <text:p>3123</text:p>
          </table:table-cell>
          <table:table-cell table:style-name="ce4" table:formula="of:=SUM([.G11:.G58])" office:value-type="float" office:value="1569" calcext:value-type="float">
            <text:p>1569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4" table:formula="of:=MIN([.B11:.B58])" office:value-type="float" office:value="0" calcext:value-type="float">
            <text:p>0</text:p>
          </table:table-cell>
          <table:table-cell table:style-name="ce4" table:formula="of:=MIN([.C11:.C58])" office:value-type="float" office:value="0" calcext:value-type="float">
            <text:p>0</text:p>
          </table:table-cell>
          <table:table-cell table:style-name="ce4" table:formula="of:=MIN([.D11:.D58])" office:value-type="float" office:value="0" calcext:value-type="float">
            <text:p>0</text:p>
          </table:table-cell>
          <table:table-cell table:style-name="ce4" table:formula="of:=MIN([.E11:.E58])" office:value-type="float" office:value="0" calcext:value-type="float">
            <text:p>0</text:p>
          </table:table-cell>
          <table:table-cell table:style-name="ce4" table:formula="of:=MIN([.F11:.F58])" office:value-type="float" office:value="1" calcext:value-type="float">
            <text:p>1</text:p>
          </table:table-cell>
          <table:table-cell table:style-name="ce4" table:formula="of:=MIN([.G11:.G58])" office:value-type="float" office:value="1" calcext:value-type="float">
            <text:p>1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1er quartile</text:p>
          </table:table-cell>
          <table:table-cell table:style-name="ce4" table:formula="of:=QUARTILE([.B11:.B58];1)" office:value-type="float" office:value="10.75" calcext:value-type="float">
            <text:p>10,75</text:p>
          </table:table-cell>
          <table:table-cell table:style-name="ce4" table:formula="of:=QUARTILE([.C11:.C58];1)" office:value-type="float" office:value="8.5" calcext:value-type="float">
            <text:p>8,5</text:p>
          </table:table-cell>
          <table:table-cell table:style-name="ce4" table:formula="of:=QUARTILE([.D11:.D58];1)" office:value-type="float" office:value="5" calcext:value-type="float">
            <text:p>5</text:p>
          </table:table-cell>
          <table:table-cell table:style-name="ce4" table:formula="of:=QUARTILE([.E11:.E58];1)" office:value-type="float" office:value="5" calcext:value-type="float">
            <text:p>5</text:p>
          </table:table-cell>
          <table:table-cell table:style-name="ce4" table:formula="of:=QUARTILE([.F11:.F58];1)" office:value-type="float" office:value="8.75" calcext:value-type="float">
            <text:p>8,75</text:p>
          </table:table-cell>
          <table:table-cell table:style-name="ce4" table:formula="of:=QUARTILE([.G11:.G58];1)" office:value-type="float" office:value="4.75" calcext:value-type="float">
            <text:p>4,75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3e quartile</text:p>
          </table:table-cell>
          <table:table-cell table:style-name="ce4" table:formula="of:=QUARTILE([.B11:.B58];3)" office:value-type="float" office:value="88" calcext:value-type="float">
            <text:p>88</text:p>
          </table:table-cell>
          <table:table-cell table:style-name="ce4" table:formula="of:=QUARTILE([.C11:.C58];3)" office:value-type="float" office:value="80" calcext:value-type="float">
            <text:p>80</text:p>
          </table:table-cell>
          <table:table-cell table:style-name="ce4" table:formula="of:=QUARTILE([.D11:.D58];3)" office:value-type="float" office:value="38" calcext:value-type="float">
            <text:p>38</text:p>
          </table:table-cell>
          <table:table-cell table:style-name="ce4" table:formula="of:=QUARTILE([.E11:.E58];3)" office:value-type="float" office:value="60.25" calcext:value-type="float">
            <text:p>60,25</text:p>
          </table:table-cell>
          <table:table-cell table:style-name="ce4" table:formula="of:=QUARTILE([.F11:.F58];3)" office:value-type="float" office:value="77" calcext:value-type="float">
            <text:p>77</text:p>
          </table:table-cell>
          <table:table-cell table:style-name="ce4" table:formula="of:=QUARTILE([.G11:.G58];3)" office:value-type="float" office:value="31.75" calcext:value-type="float">
            <text:p>31,75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4" table:formula="of:=MAX([.B11:.B58])" office:value-type="float" office:value="260" calcext:value-type="float">
            <text:p>260</text:p>
          </table:table-cell>
          <table:table-cell table:style-name="ce4" table:formula="of:=MAX([.C11:.C58])" office:value-type="float" office:value="310" calcext:value-type="float">
            <text:p>310</text:p>
          </table:table-cell>
          <table:table-cell table:style-name="ce4" table:formula="of:=MAX([.D11:.D58])" office:value-type="float" office:value="154" calcext:value-type="float">
            <text:p>154</text:p>
          </table:table-cell>
          <table:table-cell table:style-name="ce4" table:formula="of:=MAX([.E11:.E58])" office:value-type="float" office:value="207" calcext:value-type="float">
            <text:p>207</text:p>
          </table:table-cell>
          <table:table-cell table:style-name="ce4" table:formula="of:=MAX([.F11:.F58])" office:value-type="float" office:value="350" calcext:value-type="float">
            <text:p>350</text:p>
          </table:table-cell>
          <table:table-cell table:style-name="ce4" table:formula="of:=MAX([.G11:.G58])" office:value-type="float" office:value="152" calcext:value-type="float">
            <text:p>152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2">
          <table:table-cell table:style-name="ce2" office:value-type="string" calcext:value-type="string">
            <text:p>médiane</text:p>
          </table:table-cell>
          <table:table-cell table:style-name="ce4" table:formula="of:=QUARTILE([.B11:.B58];2)" office:value-type="float" office:value="32.5" calcext:value-type="float">
            <text:p>32,5</text:p>
          </table:table-cell>
          <table:table-cell table:style-name="ce4" table:formula="of:=QUARTILE([.C11:.C58];2)" office:value-type="float" office:value="27" calcext:value-type="float">
            <text:p>27</text:p>
          </table:table-cell>
          <table:table-cell table:style-name="ce4" table:formula="of:=QUARTILE([.D11:.D58];2)" office:value-type="float" office:value="13" calcext:value-type="float">
            <text:p>13</text:p>
          </table:table-cell>
          <table:table-cell table:style-name="ce4" table:formula="of:=QUARTILE([.E11:.E58];2)" office:value-type="float" office:value="27" calcext:value-type="float">
            <text:p>27</text:p>
          </table:table-cell>
          <table:table-cell table:style-name="ce4" table:formula="of:=QUARTILE([.F11:.F58];2)" office:value-type="float" office:value="29" calcext:value-type="float">
            <text:p>29</text:p>
          </table:table-cell>
          <table:table-cell table:style-name="ce4" table:formula="of:=QUARTILE([.G11:.G58];2)" office:value-type="float" office:value="11.5" calcext:value-type="float">
            <text:p>11,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4" table:formula="of:=AVERAGE([.B11:.B58])" office:value-type="float" office:value="58.1875" calcext:value-type="float">
            <text:p>58,1875</text:p>
          </table:table-cell>
          <table:table-cell table:style-name="ce4" table:formula="of:=AVERAGE([.C11:.C58])" office:value-type="float" office:value="59.5625" calcext:value-type="float">
            <text:p>59,5625</text:p>
          </table:table-cell>
          <table:table-cell table:style-name="ce4" table:formula="of:=AVERAGE([.D11:.D58])" office:value-type="float" office:value="31.7083333333333" calcext:value-type="float">
            <text:p>31,7083333333333</text:p>
          </table:table-cell>
          <table:table-cell table:style-name="ce4" table:formula="of:=AVERAGE([.E11:.E58])" office:value-type="float" office:value="43" calcext:value-type="float">
            <text:p>43</text:p>
          </table:table-cell>
          <table:table-cell table:style-name="ce4" table:formula="of:=AVERAGE([.F11:.F58])" office:value-type="float" office:value="65.0625" calcext:value-type="float">
            <text:p>65,0625</text:p>
          </table:table-cell>
          <table:table-cell table:style-name="ce4" table:formula="of:=AVERAGE([.G11:.G58])" office:value-type="float" office:value="32.6875" calcext:value-type="float">
            <text:p>32,687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1"/>
          <table:table-cell table:style-name="ce4" table:number-columns-repeated="2"/>
          <table:table-cell table:style-name="ce5" table:number-columns-repeated="15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3" calcext:value-type="float">
            <text:p>9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5" calcext:value-type="float">
            <text:p>2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8" calcext:value-type="float">
            <text:p>2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17" calcext:value-type="float">
            <text:p>11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8" calcext:value-type="float">
            <text:p>1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143" calcext:value-type="float">
            <text:p>14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2" calcext:value-type="float">
            <text:p>1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03" calcext:value-type="float">
            <text:p>10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37" calcext:value-type="float">
            <text:p>13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65" calcext:value-type="float">
            <text:p>6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7" calcext:value-type="float">
            <text:p>5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2" calcext:value-type="float">
            <text:p>1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4" calcext:value-type="float">
            <text:p>34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119" calcext:value-type="float">
            <text:p>11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152" calcext:value-type="float">
            <text:p>15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1" calcext:value-type="float">
            <text:p>3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83" calcext:value-type="float">
            <text:p>8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3" calcext:value-type="float">
            <text:p>2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" calcext:value-type="float">
            <text:p>2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1"/>
          <table:table-cell table:style-name="ce4" table:number-columns-repeated="2"/>
          <table:table-cell table:style-name="ce5" table:number-columns-repeated="15"/>
          <table:table-cell table:number-columns-repeated="14"/>
          <table:table-cell table:style-name="ce5" table:number-columns-repeated="10"/>
        </table:table-row>
        <table:table-row table:style-name="ro1" table:number-rows-repeated="59">
          <table:table-cell table:style-name="ce1"/>
          <table:table-cell table:style-name="ce5" table:number-columns-repeated="17"/>
          <table:table-cell table:number-columns-repeated="14"/>
          <table:table-cell table:style-name="ce5" table:number-columns-repeated="10"/>
        </table:table-row>
        <table:table-row table:style-name="ro1" table:number-rows-repeated="881">
          <table:table-cell table:style-name="ce1"/>
          <table:table-cell table:style-name="ce5" table:number-columns-repeated="41"/>
        </table:table-row>
        <table:table-row table:style-name="ro1" table:number-rows-repeated="1047576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0:48:56.124627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4:54:35.946124786</meta:creation-date>
    <dc:date>2021-06-21T10:50:08.451070857</dc:date>
    <meta:editing-duration>PT20M27S</meta:editing-duration>
    <meta:editing-cycles>6</meta:editing-cycles>
    <meta:generator>LibreOffice/6.4.7.2$Linux_X86_64 LibreOffice_project/40$Build-2</meta:generator>
    <meta:document-statistic meta:table-count="3" meta:cell-count="118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japanese-candle-stick="true"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ffffff"/>
    </style:style>
    <style:style style:name="ch11" style:family="chart">
      <style:graphic-properties svg:stroke-color="#ff0000" draw:fill-color="#000000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2pt"/>
    </style:style>
  </office:automatic-styles>
  <office:body>
    <office:chart>
      <chart:chart svg:width="16.347cm" svg:height="15.463cm" xlink:href=".." xlink:type="simple" chart:class="chart:stock" chart:style-name="ch1">
        <chart:title svg:x="2.547cm" svg:y="0.445cm" chart:style-name="ch2">
          <text:p>Statistical distribution of the numbers of POIs generated</text:p>
        </chart:title>
        <chart:subtitle svg:x="3.049cm" svg:y="1.533cm" chart:style-name="ch3">
          <text:p>depending on the method and the duration (diameter=50 m)</text:p>
        </chart:subtitle>
        <chart:legend chart:legend-position="top" svg:x="5.425cm" svg:y="2.401cm" style:legend-expansion="wide" chart:style-name="ch4"/>
        <chart:plot-area chart:style-name="ch5" table:cell-range-address="50m.E2:50m.G2 50m.A4:50m.A6 50m.B7:50m.G8 50m.B4:50m.G4 50m.B1:50m.B1 50m.E1:50m.E1" chart:data-source-has-labels="both" svg:x="1.337cm" svg:y="3.308cm" svg:width="14.684cm" svg:height="10.865cm">
          <chartooo:coordinate-region svg:x="2.144cm" svg:y="3.507cm" svg:width="13.877cm" svg:height="10.019cm"/>
          <chart:axis chart:dimension="x" chart:name="primary-x" chart:style-name="ch6" chartooo:axis-type="auto">
            <chartooo:date-scale/>
            <chart:title svg:x="7.352cm" svg:y="14.482cm" chart:style-name="ch7">
              <text:p>diameter (meters)</text:p>
            </chart:title>
            <chart:categories table:cell-range-address="50m.E2:50m.G2"/>
          </chart:axis>
          <chart:axis chart:dimension="y" chart:name="primary-y" chart:style-name="ch6">
            <chart:title svg:x="0.451cm" svg:y="9.909cm" chart:style-name="ch8">
              <text:p>number of POIs</text:p>
            </chart:title>
            <chart:grid chart:style-name="ch9" chart:class="major"/>
          </chart:axis>
          <chart:series chart:values-cell-range-address="50m.B8:50m.D8" chart:label-cell-address="50m.A4:50m.A4" chart:attached-axis="primary-y">
            <chart:data-point chart:repeated="3"/>
          </chart:series>
          <chart:series chart:values-cell-range-address="50m.B4:50m.D4" chart:label-cell-address="50m.A5:50m.A5" chart:attached-axis="primary-y">
            <chart:data-point chart:repeated="3"/>
          </chart:series>
          <chart:series chart:values-cell-range-address="50m.B7:50m.D7" chart:label-cell-address="50m.A6:50m.A6" chart:attached-axis="primary-y">
            <chart:data-point chart:repeated="3"/>
          </chart:series>
          <chart:series chart:values-cell-range-address="50m.B8:50m.D8" chart:label-cell-address="50m.B1:50m.B1" chart:attached-axis="primary-y">
            <chart:data-point chart:repeated="3"/>
          </chart:series>
          <chart:series chart:values-cell-range-address="50m.E8:50m.G8" chart:attached-axis="primary-y">
            <chart:data-point chart:repeated="3"/>
          </chart:series>
          <chart:series chart:values-cell-range-address="50m.E4:50m.G4" chart:attached-axis="primary-y">
            <chart:data-point chart:repeated="3"/>
          </chart:series>
          <chart:series chart:values-cell-range-address="50m.E7:50m.G7" chart:attached-axis="primary-y">
            <chart:data-point chart:repeated="3"/>
          </chart:series>
          <chart:series chart:values-cell-range-address="50m.E8:50m.G8" chart:label-cell-address="50m.E1:50m.E1" chart:attached-axis="primary-y">
            <chart:data-point chart:repeated="3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draw:frame draw:name="Image 1" draw:style-name="gr1" draw:text-style-name="P1" svg:width="13.875cm" svg:height="10.035cm" svg:x="2.139cm" svg:y="3.481cm">
          <draw:image xlink:href="Pictures/2000003900003D45000039FFC334262E894B5E17.svm" xlink:type="simple" xlink:show="embed" xlink:actuate="onLoad" loext:mime-type="image/x-svm">
            <text:p/>
          </draw:image>
          <draw:image xlink:href="Pictures/100002000000025200000232BA455F2C2BC36E77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min 50 m</text:p>
                <draw:g>
                  <svg:desc>50m.E2:50m.G2</svg:desc>
                </draw:g>
              </table:table-cell>
              <table:table-cell office:value-type="string">
                <text:p>30 min 50 m</text:p>
              </table:table-cell>
              <table:table-cell office:value-type="string">
                <text:p>60 min 50 m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50m.A4:50m.A4</svg:desc>
                </draw:g>
              </table:table-cell>
              <table:table-cell office:value-type="float" office:value="32.5">
                <text:p>32.5</text:p>
                <draw:g>
                  <svg:desc>50m.B8:50m.D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er quartile</text:p>
                <draw:g>
                  <svg:desc>50m.A5:50m.A5</svg:desc>
                </draw:g>
              </table:table-cell>
              <table:table-cell office:value-type="float" office:value="0">
                <text:p>0</text:p>
                <draw:g>
                  <svg:desc>50m.B4:50m.D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e quartile</text:p>
                <draw:g>
                  <svg:desc>50m.A6:50m.A6</svg:desc>
                </draw:g>
              </table:table-cell>
              <table:table-cell office:value-type="float" office:value="260">
                <text:p>260</text:p>
                <draw:g>
                  <svg:desc>50m.B7:50m.D7</svg:desc>
                </draw:g>
              </table:table-cell>
              <table:table-cell office:value-type="float" office:value="123">
                <text:p>1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scikitmobility</text:p>
                <draw:g>
                  <svg:desc>50m.B1:50m.B1</svg:desc>
                </draw:g>
              </table:table-cell>
              <table:table-cell office:value-type="float" office:value="32.5">
                <text:p>32.5</text:p>
                <draw:g>
                  <svg:desc>50m.B8:50m.D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27">
                <text:p>27</text:p>
                <draw:g>
                  <svg:desc>50m.E8:50m.G8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50m.E4:50m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207">
                <text:p>207</text:p>
                <draw:g>
                  <svg:desc>50m.E7:50m.G7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primault</text:p>
                <draw:g>
                  <svg:desc>50m.E1:50m.E1</svg:desc>
                </draw:g>
              </table:table-cell>
              <table:table-cell office:value-type="float" office:value="27">
                <text:p>27</text:p>
                <draw:g>
                  <svg:desc>50m.E8:50m.G8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japanese-candle-stick="true"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ffffff"/>
    </style:style>
    <style:style style:name="ch11" style:family="chart">
      <style:graphic-properties svg:stroke-color="#ff0000" draw:fill-color="#000000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289cm" svg:height="13.146cm" xlink:href=".." xlink:type="simple" chart:class="chart:stock" chart:style-name="ch1">
        <chart:title svg:x="2.518cm" svg:y="0.398cm" chart:style-name="ch2">
          <text:p>Statistical distribution of the numbers of POIs generated</text:p>
        </chart:title>
        <chart:subtitle svg:x="2.875cm" svg:y="1.439cm" chart:style-name="ch3">
          <text:p>depending on the method and the diameter (duration=60 min)</text:p>
        </chart:subtitle>
        <chart:legend chart:legend-position="top" svg:x="5.396cm" svg:y="2.307cm" style:legend-expansion="wide" chart:style-name="ch4"/>
        <chart:plot-area chart:style-name="ch5" table:cell-range-address="60min.E2:60min.G2 60min.A4:60min.A6 60min.B7:60min.G8 60min.B4:60min.G4 60min.B1:60min.B1 60min.E1:60min.E1" chart:data-source-has-labels="both" svg:x="1.336cm" svg:y="3.167cm" svg:width="14.628cm" svg:height="8.736cm">
          <chartooo:coordinate-region svg:x="2.143cm" svg:y="3.366cm" svg:width="13.821cm" svg:height="7.89cm"/>
          <chart:axis chart:dimension="x" chart:name="primary-x" chart:style-name="ch6" chartooo:axis-type="auto">
            <chartooo:date-scale/>
            <chart:title svg:x="7.323cm" svg:y="12.165cm" chart:style-name="ch7">
              <text:p>diameter (meters)</text:p>
            </chart:title>
            <chart:categories table:cell-range-address="60min.E2:60min.G2"/>
          </chart:axis>
          <chart:axis chart:dimension="y" chart:name="primary-y" chart:style-name="ch6">
            <chart:title svg:x="0.451cm" svg:y="8.704cm" chart:style-name="ch8">
              <text:p>number of POIs</text:p>
            </chart:title>
            <chart:grid chart:style-name="ch9" chart:class="major"/>
          </chart:axis>
          <chart:series chart:values-cell-range-address="60min.B8:60min.D8" chart:label-cell-address="60min.A4:60min.A4" chart:attached-axis="primary-y">
            <chart:data-point chart:repeated="3"/>
          </chart:series>
          <chart:series chart:values-cell-range-address="60min.B4:60min.D4" chart:label-cell-address="60min.A5:60min.A5" chart:attached-axis="primary-y">
            <chart:data-point chart:repeated="3"/>
          </chart:series>
          <chart:series chart:values-cell-range-address="60min.B7:60min.D7" chart:label-cell-address="60min.A6:60min.A6" chart:attached-axis="primary-y">
            <chart:data-point chart:repeated="3"/>
          </chart:series>
          <chart:series chart:values-cell-range-address="60min.B8:60min.D8" chart:label-cell-address="60min.B1:60min.B1" chart:attached-axis="primary-y">
            <chart:data-point chart:repeated="3"/>
          </chart:series>
          <chart:series chart:values-cell-range-address="60min.E8:60min.G8" chart:attached-axis="primary-y">
            <chart:data-point chart:repeated="3"/>
          </chart:series>
          <chart:series chart:values-cell-range-address="60min.E4:60min.G4" chart:attached-axis="primary-y">
            <chart:data-point chart:repeated="3"/>
          </chart:series>
          <chart:series chart:values-cell-range-address="60min.E7:60min.G7" chart:attached-axis="primary-y">
            <chart:data-point chart:repeated="3"/>
          </chart:series>
          <chart:series chart:values-cell-range-address="60min.E8:60min.G8" chart:label-cell-address="60min.E1:60min.E1" chart:attached-axis="primary-y">
            <chart:data-point chart:repeated="3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draw:frame draw:style-name="gr1" draw:text-style-name="P1" svg:width="13.833cm" svg:height="7.889cm" svg:x="2.131cm" svg:y="3.366cm">
          <draw:image xlink:href="Pictures/2000003900002EFA0000129E0854D6276C8096BD.svm" xlink:type="simple" xlink:show="embed" xlink:actuate="onLoad" loext:mime-type="image/x-svm">
            <text:p/>
          </draw:image>
          <draw:image xlink:href="Pictures/10000200000001C8000000B5D46FA60A0DD666E0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 min 50 m</text:p>
                <draw:g>
                  <svg:desc>60min.E2:60min.G2</svg:desc>
                </draw:g>
              </table:table-cell>
              <table:table-cell office:value-type="string">
                <text:p>60 min 100 m</text:p>
              </table:table-cell>
              <table:table-cell office:value-type="string">
                <text:p>60 min 500 m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60min.A4:60min.A4</svg:desc>
                </draw:g>
              </table:table-cell>
              <table:table-cell office:value-type="float" office:value="13.5">
                <text:p>13.5</text:p>
                <draw:g>
                  <svg:desc>60min.B8:60min.D8</svg:desc>
                </draw:g>
              </table:table-cell>
              <table:table-cell office:value-type="float" office:value="15.5">
                <text:p>15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er quartile</text:p>
                <draw:g>
                  <svg:desc>60min.A5:60min.A5</svg:desc>
                </draw:g>
              </table:table-cell>
              <table:table-cell office:value-type="float" office:value="0">
                <text:p>0</text:p>
                <draw:g>
                  <svg:desc>60min.B4:60min.D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e quartile</text:p>
                <draw:g>
                  <svg:desc>60min.A6:60min.A6</svg:desc>
                </draw:g>
              </table:table-cell>
              <table:table-cell office:value-type="float" office:value="78">
                <text:p>78</text:p>
                <draw:g>
                  <svg:desc>60min.B7:60min.D7</svg:desc>
                </draw:g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scikitmobility</text:p>
                <draw:g>
                  <svg:desc>60min.B1:60min.B1</svg:desc>
                </draw:g>
              </table:table-cell>
              <table:table-cell office:value-type="float" office:value="13.5">
                <text:p>13.5</text:p>
                <draw:g>
                  <svg:desc>60min.B8:60min.D8</svg:desc>
                </draw:g>
              </table:table-cell>
              <table:table-cell office:value-type="float" office:value="15.5">
                <text:p>15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60min.E8:60min.G8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60min.E4:60min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53">
                <text:p>53</text:p>
                <draw:g>
                  <svg:desc>60min.E7:60min.G7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primault</text:p>
                <draw:g>
                  <svg:desc>60min.E1:60min.E1</svg:desc>
                </draw:g>
              </table:table-cell>
              <table:table-cell office:value-type="float" office:value="6">
                <text:p>6</text:p>
                <draw:g>
                  <svg:desc>60min.E8:60min.G8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japanese-candle-stick="true"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ffffff"/>
    </style:style>
    <style:style style:name="ch11" style:family="chart">
      <style:graphic-properties svg:stroke-color="#ff0000" draw:fill-color="#000000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347cm" svg:height="15.463cm" xlink:href=".." xlink:type="simple" chart:class="chart:stock" chart:style-name="ch1">
        <chart:title svg:x="2.547cm" svg:y="0.445cm" chart:style-name="ch2">
          <text:p>Statistical distribution of the numbers of POIs generated</text:p>
        </chart:title>
        <chart:subtitle svg:x="2.851cm" svg:y="1.533cm" chart:style-name="ch3">
          <text:p>depending on the method and the diameter (duration =15 min)</text:p>
        </chart:subtitle>
        <chart:legend chart:legend-position="top" svg:x="5.425cm" svg:y="2.401cm" style:legend-expansion="wide" chart:style-name="ch4"/>
        <chart:plot-area chart:style-name="ch5" table:cell-range-address="15min.E2:15min.G2 15min.A4:15min.A6 15min.B7:15min.G8 15min.B4:15min.G4 15min.B1:15min.B1 15min.E1:15min.E1" chart:data-source-has-labels="both" svg:x="1.337cm" svg:y="3.308cm" svg:width="14.684cm" svg:height="10.865cm">
          <chartooo:coordinate-region svg:x="2.144cm" svg:y="3.507cm" svg:width="13.877cm" svg:height="10.019cm"/>
          <chart:axis chart:dimension="x" chart:name="primary-x" chart:style-name="ch6" chartooo:axis-type="auto">
            <chartooo:date-scale/>
            <chart:title svg:x="7.352cm" svg:y="14.482cm" chart:style-name="ch7">
              <text:p>diameter (meters)</text:p>
            </chart:title>
            <chart:categories table:cell-range-address="15min.E2:15min.G2"/>
          </chart:axis>
          <chart:axis chart:dimension="y" chart:name="primary-y" chart:style-name="ch6">
            <chart:title svg:x="0.451cm" svg:y="9.909cm" chart:style-name="ch8">
              <text:p>number of POIs</text:p>
            </chart:title>
            <chart:grid chart:style-name="ch9" chart:class="major"/>
          </chart:axis>
          <chart:series chart:values-cell-range-address="15min.B8:15min.D8" chart:label-cell-address="15min.A4:15min.A4" chart:attached-axis="primary-y">
            <chart:data-point chart:repeated="3"/>
          </chart:series>
          <chart:series chart:values-cell-range-address="15min.B4:15min.D4" chart:label-cell-address="15min.A5:15min.A5" chart:attached-axis="primary-y">
            <chart:data-point chart:repeated="3"/>
          </chart:series>
          <chart:series chart:values-cell-range-address="15min.B7:15min.D7" chart:label-cell-address="15min.A6:15min.A6" chart:attached-axis="primary-y">
            <chart:data-point chart:repeated="3"/>
          </chart:series>
          <chart:series chart:values-cell-range-address="15min.B8:15min.D8" chart:label-cell-address="15min.B1:15min.B1" chart:attached-axis="primary-y">
            <chart:data-point chart:repeated="3"/>
          </chart:series>
          <chart:series chart:values-cell-range-address="15min.E8:15min.G8" chart:attached-axis="primary-y">
            <chart:data-point chart:repeated="3"/>
          </chart:series>
          <chart:series chart:values-cell-range-address="15min.E4:15min.G4" chart:attached-axis="primary-y">
            <chart:data-point chart:repeated="3"/>
          </chart:series>
          <chart:series chart:values-cell-range-address="15min.E7:15min.G7" chart:attached-axis="primary-y">
            <chart:data-point chart:repeated="3"/>
          </chart:series>
          <chart:series chart:values-cell-range-address="15min.E8:15min.G8" chart:label-cell-address="15min.E1:15min.E1" chart:attached-axis="primary-y">
            <chart:data-point chart:repeated="3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draw:frame draw:style-name="gr1" draw:text-style-name="P1" svg:width="13.877cm" svg:height="10.018cm" svg:x="2.144cm" svg:y="3.507cm">
          <draw:image xlink:href="Pictures/2000003900003D5200003A00FD0720BAFFBCF54D.svm" xlink:type="simple" xlink:show="embed" xlink:actuate="onLoad" loext:mime-type="image/x-svm">
            <text:p/>
          </draw:image>
          <draw:image xlink:href="Pictures/1000020000000252000002326C4833C85957D37A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min 50 m</text:p>
                <draw:g>
                  <svg:desc>15min.E2:15min.G2</svg:desc>
                </draw:g>
              </table:table-cell>
              <table:table-cell office:value-type="string">
                <text:p>15 min 200 m</text:p>
              </table:table-cell>
              <table:table-cell office:value-type="string">
                <text:p>15 min 500 m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15min.A4:15min.A4</svg:desc>
                </draw:g>
              </table:table-cell>
              <table:table-cell office:value-type="float" office:value="32.5">
                <text:p>32.5</text:p>
                <draw:g>
                  <svg:desc>15min.B8:15min.D8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er quartile</text:p>
                <draw:g>
                  <svg:desc>15min.A5:15min.A5</svg:desc>
                </draw:g>
              </table:table-cell>
              <table:table-cell office:value-type="float" office:value="0">
                <text:p>0</text:p>
                <draw:g>
                  <svg:desc>15min.B4:15min.D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e quartile</text:p>
                <draw:g>
                  <svg:desc>15min.A6:15min.A6</svg:desc>
                </draw:g>
              </table:table-cell>
              <table:table-cell office:value-type="float" office:value="260">
                <text:p>260</text:p>
                <draw:g>
                  <svg:desc>15min.B7:15min.D7</svg:desc>
                </draw:g>
              </table:table-cell>
              <table:table-cell office:value-type="float" office:value="310">
                <text:p>3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scikitmobility</text:p>
                <draw:g>
                  <svg:desc>15min.B1:15min.B1</svg:desc>
                </draw:g>
              </table:table-cell>
              <table:table-cell office:value-type="float" office:value="32.5">
                <text:p>32.5</text:p>
                <draw:g>
                  <svg:desc>15min.B8:15min.D8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27">
                <text:p>27</text:p>
                <draw:g>
                  <svg:desc>15min.E8:15min.G8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15min.E4:15min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207">
                <text:p>207</text:p>
                <draw:g>
                  <svg:desc>15min.E7:15min.G7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primault</text:p>
                <draw:g>
                  <svg:desc>15min.E1:15min.E1</svg:desc>
                </draw:g>
              </table:table-cell>
              <table:table-cell office:value-type="float" office:value="27">
                <text:p>27</text:p>
                <draw:g>
                  <svg:desc>15min.E8:15min.G8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